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SOCPEUR" svg:font-family="ISOCPEU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cm" svg:stroke-color="#000000" draw:stroke-linejoin="round" svg:stroke-linecap="round" draw:fill="none" fo:padding-top="0.055cm" fo:padding-bottom="0.055cm" fo:padding-left="0.055cm" fo:padding-right="0.055cm"/>
    </style:style>
    <style:style style:name="gr2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5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5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6.331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1cm" svg:stroke-color="#000000" draw:stroke-linejoin="round" svg:stroke-linecap="round" draw:fill="solid" draw:fill-color="#0c0c0c" fo:padding-top="0.01cm" fo:padding-bottom="0.01cm" fo:padding-left="0.01cm" fo:padding-right="0.01cm"/>
    </style:style>
    <style:style style:name="gr13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6cm" fo:min-width="0.486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21cm" svg:stroke-color="#000000" draw:stroke-linejoin="round" svg:stroke-linecap="round" draw:fill="solid" draw:fill-color="#ffffff" fo:padding-top="0.01cm" fo:padding-bottom="0.01cm" fo:padding-left="0.01cm" fo:padding-right="0.0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2cm" fo:min-width="3.937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18cm" svg:stroke-color="#000000" draw:marker-start-width="0.196cm" draw:marker-end="Short_20_line_20_Arrow" draw:marker-end-width="0.196cm" draw:stroke-linejoin="round" svg:stroke-linecap="round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color="#000000" draw:fill="none" draw:fill-color="#ffffff" fo:min-height="0.635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5cm" fo:min-width="0.275cm" fo:padding-top="0cm" fo:padding-bottom="0cm" fo:padding-left="0cm" fo:padding-right="0cm"/>
    </style:style>
    <style:style style:name="P1" style:family="paragraph">
      <loext:graphic-properties draw:fill="none"/>
      <style:text-properties style:font-name="Open Sans Light" fo:font-style="italic"/>
    </style:style>
    <style:style style:name="P2" style:family="paragraph">
      <style:paragraph-properties fo:text-align="start" style:writing-mode="lr-tb"/>
      <style:text-properties style:font-name="Open Sans Light" fo:font-style="italic"/>
    </style:style>
    <style:style style:name="P3" style:family="paragraph">
      <loext:graphic-properties draw:fill="none"/>
      <style:paragraph-properties fo:text-align="start" style:writing-mode="lr-tb"/>
      <style:text-properties style:font-name="Open Sans Light" fo:font-size="7.80000019073486pt" fo:font-style="italic" style:font-size-asian="7.80000019073486pt" style:font-size-complex="7.80000019073486pt"/>
    </style:style>
    <style:style style:name="P4" style:family="paragraph">
      <loext:graphic-properties draw:fill="none"/>
      <style:paragraph-properties fo:text-align="start" style:writing-mode="lr-tb"/>
      <style:text-properties style:font-name="Open Sans Light" fo:font-size="9pt" fo:font-style="italic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Open Sans Light" fo:font-size="10.1999998092651pt" fo:font-style="italic" style:font-size-asian="10.1999998092651pt" style:font-size-complex="10.1999998092651pt"/>
    </style:style>
    <style:style style:name="P6" style:family="paragraph">
      <style:paragraph-properties fo:text-align="start" style:writing-mode="lr-tb"/>
      <style:text-properties style:font-name="Open Sans Light" fo:font-size="20pt" fo:font-style="italic" style:font-size-asian="20pt" style:font-size-complex="20pt"/>
    </style:style>
    <style:style style:name="P7" style:family="paragraph">
      <loext:graphic-properties draw:fill="none"/>
      <style:paragraph-properties fo:text-align="start" style:writing-mode="lr-tb"/>
      <style:text-properties style:font-name="Open Sans Light" fo:font-size="20pt" fo:font-style="italic" style:font-size-asian="20pt" style:font-size-complex="20pt"/>
    </style:style>
    <style:style style:name="P8" style:family="paragraph">
      <loext:graphic-properties draw:fill="none"/>
      <style:paragraph-properties fo:text-align="start" style:writing-mode="lr-tb"/>
      <style:text-properties style:font-name="Open Sans Light" fo:font-size="24pt" fo:font-style="italic" style:font-size-asian="24pt" style:font-size-complex="24pt"/>
    </style:style>
    <style:style style:name="P9" style:family="paragraph">
      <loext:graphic-properties draw:fill="none"/>
      <style:paragraph-properties fo:text-align="start" style:writing-mode="lr-tb"/>
      <style:text-properties style:font-name="Open Sans Light" fo:font-size="16.2000007629395pt" fo:font-style="italic" style:font-size-asian="16.2000007629395pt" style:font-size-complex="16.2000007629395pt"/>
    </style:style>
    <style:style style:name="P10" style:family="paragraph">
      <loext:graphic-properties draw:fill="none"/>
      <style:paragraph-properties fo:text-align="start" style:writing-mode="lr-tb"/>
      <style:text-properties style:font-name="Open Sans Light" fo:font-size="12pt" fo:font-style="italic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style:font-name="Open Sans Light" fo:font-size="16.2999992370605pt" fo:font-style="italic" style:font-size-asian="16.2999992370605pt" style:font-size-complex="16.2999992370605pt"/>
    </style:style>
    <style:style style:name="P12" style:family="paragraph">
      <style:paragraph-properties fo:text-align="center" style:writing-mode="lr-tb"/>
      <style:text-properties style:font-name="Open Sans Light" fo:font-size="12pt" fo:font-style="italic" style:font-size-asian="12pt" style:font-size-complex="12pt"/>
    </style:style>
    <style:style style:name="P13" style:family="paragraph">
      <loext:graphic-properties draw:fill="none"/>
      <style:paragraph-properties fo:text-align="center" style:writing-mode="lr-tb"/>
      <style:text-properties style:font-name="Open Sans Light" fo:font-size="12pt" fo:font-style="italic" style:font-size-asian="12pt" style:font-size-complex="12pt"/>
    </style:style>
    <style:style style:name="P14" style:family="paragraph">
      <loext:graphic-properties draw:fill="solid" draw:fill-color="#0c0c0c"/>
      <style:text-properties style:font-name="Open Sans Light" fo:font-style="italic"/>
    </style:style>
    <style:style style:name="P15" style:family="paragraph">
      <loext:graphic-properties draw:fill="none"/>
      <style:paragraph-properties fo:text-align="start" style:writing-mode="lr-tb"/>
      <style:text-properties style:font-name="Open Sans Light" fo:font-size="13.8000001907349pt" fo:font-style="italic" style:font-size-asian="13.8000001907349pt" style:font-size-complex="13.8000001907349pt"/>
    </style:style>
    <style:style style:name="P16" style:family="paragraph">
      <loext:graphic-properties draw:fill="solid" draw:fill-color="#ffffff"/>
      <style:text-properties style:font-name="Open Sans Light" fo:font-style="italic"/>
    </style:style>
    <style:style style:name="P17" style:family="paragraph">
      <style:paragraph-properties fo:text-align="center" style:writing-mode="lr-tb"/>
      <style:text-properties style:font-name="Open Sans Light" fo:font-style="italic"/>
    </style:style>
    <style:style style:name="P18" style:family="paragraph">
      <loext:graphic-properties draw:fill="none"/>
      <style:paragraph-properties fo:text-align="center" style:writing-mode="lr-tb"/>
      <style:text-properties style:font-name="Open Sans Light" fo:font-size="7.80000019073486pt" fo:font-style="italic" style:font-size-asian="7.80000019073486pt" style:font-size-complex="7.80000019073486pt"/>
    </style:style>
    <style:style style:name="P19" style:family="paragraph">
      <style:paragraph-properties fo:text-align="center"/>
      <style:text-properties style:font-name="Open Sans Light" fo:font-size="7pt" fo:font-style="italic" style:font-size-asian="7pt" style:font-style-asian="italic" style:font-size-complex="7pt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style:font-name="Open Sans Light" fo:font-size="7pt" fo:font-style="italic" style:font-size-asian="7pt" style:font-style-asian="italic" style:font-size-complex="7pt" style:font-style-complex="italic"/>
    </style:style>
    <style:style style:name="T1" style:family="text">
      <style:text-properties fo:color="#000000" fo:font-size="7.80000019073486pt" style:font-size-asian="7.80000019073486pt" style:font-name-complex="ISOCPEUR" style:font-size-complex="7.80000019073486pt" style:font-style-complex="italic"/>
    </style:style>
    <style:style style:name="T2" style:family="text">
      <style:text-properties fo:color="#000000" fo:font-size="9pt" style:font-size-asian="9pt" style:font-name-complex="ISOCPEUR" style:font-size-complex="9pt" style:font-style-complex="italic"/>
    </style:style>
    <style:style style:name="T3" style:family="text">
      <style:text-properties fo:color="#000000" fo:font-size="10.1999998092651pt" style:font-size-asian="10.1999998092651pt" style:font-name-complex="ISOCPEUR" style:font-size-complex="10.1999998092651pt" style:font-style-complex="italic"/>
    </style:style>
    <style:style style:name="T4" style:family="text">
      <style:text-properties fo:color="#000000" fo:font-size="20pt" style:font-size-asian="20pt" style:font-name-complex="ISOCPEUR" style:font-size-complex="20pt" style:font-style-complex="italic"/>
    </style:style>
    <style:style style:name="T5" style:family="text">
      <style:text-properties fo:color="#000000" fo:font-size="24pt" style:font-size-asian="24pt" style:font-name-complex="ISOCPEUR" style:font-size-complex="24pt" style:font-style-complex="italic"/>
    </style:style>
    <style:style style:name="T6" style:family="text">
      <style:text-properties fo:color="#000000" fo:font-size="16.2000007629395pt" style:font-size-asian="16.2000007629395pt" style:font-name-complex="ISOCPEUR" style:font-size-complex="16.2000007629395pt" style:font-style-complex="italic"/>
    </style:style>
    <style:style style:name="T7" style:family="text">
      <style:text-properties fo:color="#000000" fo:font-size="12pt" style:font-size-asian="12pt" style:font-name-complex="ISOCPEUR" style:font-size-complex="12pt" style:font-style-complex="italic"/>
    </style:style>
    <style:style style:name="T8" style:family="text">
      <style:text-properties fo:color="#000000" fo:font-size="16.2999992370605pt" style:font-size-asian="16.2999992370605pt" style:font-name-complex="ISOCPEUR" style:font-size-complex="16.2999992370605pt" style:font-style-complex="italic"/>
    </style:style>
    <style:style style:name="T9" style:family="text">
      <style:text-properties fo:color="#000000" fo:font-size="13.8000001907349pt" style:font-size-asian="13.8000001907349pt" style:font-name-complex="ISOCPEUR" style:font-size-complex="13.8000001907349pt" style:font-style-complex="italic"/>
    </style:style>
    <style:style style:name="T10" style:family="text">
      <style:text-properties fo:color="#000000" fo:font-size="7.80000019073486pt" style:font-size-asian="7.80000019073486pt" style:font-name-complex="Arial" style:font-size-complex="7.80000019073486pt"/>
    </style:style>
    <style:style style:name="T11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18.294cm" svg:height="28.501cm" svg:x="2cm" svg:y="0.699cm" svg:viewBox="0 0 18295 28502" draw:points="0,0 0,28502 18295,28502 18295,0">
          <text:p/>
        </draw:polyline>
        <draw:line draw:style-name="gr1" draw:text-style-name="P1" draw:layer="layout" svg:x1="20.294cm" svg:y1="0.699cm" svg:x2="2cm" svg:y2="0.699cm">
          <text:p/>
        </draw:line>
        <draw:polyline draw:style-name="gr1" draw:text-style-name="P1" draw:layer="layout" svg:width="18.208cm" svg:height="5.501cm" svg:x="2cm" svg:y="23.699cm" svg:viewBox="0 0 18209 5502" draw:points="18209,0 0,0 0,5502">
          <text:p/>
        </draw:polyline>
        <draw:line draw:style-name="gr1" draw:text-style-name="P1" draw:layer="layout" svg:x1="20.208cm" svg:y1="25.199cm" svg:x2="8.397cm" svg:y2="25.199cm">
          <text:p/>
        </draw:line>
        <draw:line draw:style-name="gr1" draw:text-style-name="P1" draw:layer="layout" svg:x1="8.397cm" svg:y1="23.699cm" svg:x2="8.397cm" svg:y2="29.2cm">
          <text:p/>
        </draw:line>
        <draw:line draw:style-name="gr1" draw:text-style-name="P1" draw:layer="layout" svg:x1="20.208cm" svg:y1="27.7cm" svg:x2="8.397cm" svg:y2="27.7cm">
          <text:p/>
        </draw:line>
        <draw:line draw:style-name="gr1" draw:text-style-name="P1" draw:layer="layout" svg:x1="15.286cm" svg:y1="25.199cm" svg:x2="15.286cm" svg:y2="29.2cm">
          <text:p/>
        </draw:line>
        <draw:line draw:style-name="gr1" draw:text-style-name="P1" draw:layer="layout" svg:x1="15.286cm" svg:y1="25.699cm" svg:x2="20.208cm" svg:y2="25.699cm">
          <text:p/>
        </draw:line>
        <draw:line draw:style-name="gr1" draw:text-style-name="P1" draw:layer="layout" svg:x1="15.286cm" svg:y1="27.2cm" svg:x2="20.208cm" svg:y2="27.2cm">
          <text:p/>
        </draw:line>
        <draw:line draw:style-name="gr1" draw:text-style-name="P1" draw:layer="layout" svg:x1="16.763cm" svg:y1="25.199cm" svg:x2="16.763cm" svg:y2="27.2cm">
          <text:p/>
        </draw:line>
        <draw:line draw:style-name="gr2" draw:text-style-name="P1" draw:layer="layout" svg:x1="15.779cm" svg:y1="25.699cm" svg:x2="15.779cm" svg:y2="27.2cm">
          <text:p/>
        </draw:line>
        <draw:line draw:style-name="gr2" draw:text-style-name="P1" draw:layer="layout" svg:x1="16.271cm" svg:y1="25.699cm" svg:x2="16.271cm" svg:y2="27.2cm">
          <text:p/>
        </draw:line>
        <draw:line draw:style-name="gr1" draw:text-style-name="P1" draw:layer="layout" svg:x1="17.255cm" svg:y1="27.2cm" svg:x2="17.255cm" svg:y2="27.7cm">
          <text:p/>
        </draw:line>
        <draw:line draw:style-name="gr1" draw:text-style-name="P1" draw:layer="layout" svg:x1="18.485cm" svg:y1="25.199cm" svg:x2="18.485cm" svg:y2="27.2cm">
          <text:p/>
        </draw:line>
        <draw:line draw:style-name="gr1" draw:text-style-name="P1" draw:layer="layout" svg:x1="7.413cm" svg:y1="23.699cm" svg:x2="7.413cm" svg:y2="29.2cm">
          <text:p/>
        </draw:line>
        <draw:line draw:style-name="gr1" draw:text-style-name="P1" draw:layer="layout" svg:x1="5.936cm" svg:y1="23.699cm" svg:x2="5.936cm" svg:y2="29.2cm">
          <text:p/>
        </draw:line>
        <draw:line draw:style-name="gr1" draw:text-style-name="P1" draw:layer="layout" svg:x1="3.673cm" svg:y1="23.699cm" svg:x2="3.673cm" svg:y2="29.2cm">
          <text:p/>
        </draw:line>
        <draw:line draw:style-name="gr2" draw:text-style-name="P1" draw:layer="layout" svg:x1="2cm" svg:y1="24.199cm" svg:x2="8.397cm" svg:y2="24.199cm">
          <text:p/>
        </draw:line>
        <draw:line draw:style-name="gr2" draw:text-style-name="P1" draw:layer="layout" svg:x1="2cm" svg:y1="24.7cm" svg:x2="8.397cm" svg:y2="24.7cm">
          <text:p/>
        </draw:line>
        <draw:line draw:style-name="gr2" draw:text-style-name="P1" draw:layer="layout" svg:x1="2cm" svg:y1="25.199cm" svg:x2="8.397cm" svg:y2="25.199cm">
          <text:p/>
        </draw:line>
        <draw:line draw:style-name="gr1" draw:text-style-name="P1" draw:layer="layout" svg:x1="2cm" svg:y1="25.699cm" svg:x2="8.397cm" svg:y2="25.699cm">
          <text:p/>
        </draw:line>
        <draw:line draw:style-name="gr1" draw:text-style-name="P1" draw:layer="layout" svg:x1="2cm" svg:y1="26.199cm" svg:x2="8.397cm" svg:y2="26.199cm">
          <text:p/>
        </draw:line>
        <draw:line draw:style-name="gr2" draw:text-style-name="P1" draw:layer="layout" svg:x1="2cm" svg:y1="26.699cm" svg:x2="8.397cm" svg:y2="26.699cm">
          <text:p/>
        </draw:line>
        <draw:line draw:style-name="gr2" draw:text-style-name="P1" draw:layer="layout" svg:x1="2cm" svg:y1="27.2cm" svg:x2="8.397cm" svg:y2="27.2cm">
          <text:p/>
        </draw:line>
        <draw:line draw:style-name="gr2" draw:text-style-name="P1" draw:layer="layout" svg:x1="2cm" svg:y1="27.7cm" svg:x2="8.409cm" svg:y2="27.7cm">
          <text:p/>
        </draw:line>
        <draw:line draw:style-name="gr2" draw:text-style-name="P1" draw:layer="layout" svg:x1="2cm" svg:y1="28.199cm" svg:x2="8.397cm" svg:y2="28.199cm">
          <text:p/>
        </draw:line>
        <draw:line draw:style-name="gr2" draw:text-style-name="P1" draw:layer="layout" svg:x1="2cm" svg:y1="28.699cm" svg:x2="8.397cm" svg:y2="28.699cm">
          <text:p/>
        </draw:line>
        <draw:line draw:style-name="gr1" draw:text-style-name="P1" draw:layer="layout" svg:x1="2.688cm" svg:y1="23.699cm" svg:x2="2.688cm" svg:y2="26.199cm">
          <text:p/>
        </draw:line>
        <draw:frame draw:style-name="gr3" draw:text-style-name="P3" draw:layer="layout" svg:width="0.463cm" svg:height="0.374cm" svg:x="2.135cm" svg:y="25.798cm">
          <draw:text-box>
            <text:p text:style-name="P2"><text:span text:style-name="T1">Изм</text:span></text:p>
          </draw:text-box>
        </draw:frame>
        <draw:frame draw:style-name="gr3" draw:text-style-name="P3" draw:layer="layout" svg:width="0.679cm" svg:height="0.374cm" svg:x="2.902cm" svg:y="25.798cm">
          <draw:text-box>
            <text:p text:style-name="P2"><text:span text:style-name="T1">Л</text:span><text:span text:style-name="T1">ис</text:span><text:span text:style-name="T1">т</text:span></text:p>
          </draw:text-box>
        </draw:frame>
        <draw:frame draw:style-name="gr3" draw:text-style-name="P3" draw:layer="layout" svg:width="1.543cm" svg:height="0.374cm" svg:x="4.008cm" svg:y="25.798cm">
          <draw:text-box>
            <text:p text:style-name="P2"><text:span text:style-name="T1"><text:s text:c="2"/></text:span><text:span text:style-name="T1">документа</text:span></text:p>
          </draw:text-box>
        </draw:frame>
        <draw:frame draw:style-name="gr3" draw:text-style-name="P3" draw:layer="layout" svg:width="1.048cm" svg:height="0.374cm" svg:x="6.221cm" svg:y="25.798cm">
          <draw:text-box>
            <text:p text:style-name="P2"><text:span text:style-name="T1">П</text:span><text:span text:style-name="T1">о</text:span><text:span text:style-name="T1">д</text:span><text:span text:style-name="T1">п</text:span><text:span text:style-name="T1">и</text:span><text:span text:style-name="T1">с</text:span><text:span text:style-name="T1">ь</text:span></text:p>
          </draw:text-box>
        </draw:frame>
        <draw:frame draw:style-name="gr3" draw:text-style-name="P3" draw:layer="layout" svg:width="0.701cm" svg:height="0.374cm" svg:x="7.594cm" svg:y="25.798cm">
          <draw:text-box>
            <text:p text:style-name="P2"><text:span text:style-name="T1">Дата</text:span></text:p>
          </draw:text-box>
        </draw:frame>
        <draw:frame draw:style-name="gr3" draw:text-style-name="P3" draw:layer="layout" svg:width="0.624cm" svg:height="0.374cm" svg:x="15.788cm" svg:y="25.298cm">
          <draw:text-box>
            <text:p text:style-name="P2"><text:span text:style-name="T1">Лит.</text:span></text:p>
          </draw:text-box>
        </draw:frame>
        <draw:frame draw:style-name="gr3" draw:text-style-name="P3" draw:layer="layout" svg:width="0.768cm" svg:height="0.374cm" svg:x="17.294cm" svg:y="25.298cm">
          <draw:text-box>
            <text:p text:style-name="P2"><text:span text:style-name="T1">Масса</text:span></text:p>
          </draw:text-box>
        </draw:frame>
        <draw:frame draw:style-name="gr3" draw:text-style-name="P3" draw:layer="layout" svg:width="1.268cm" svg:height="0.374cm" svg:x="18.839cm" svg:y="25.298cm">
          <draw:text-box>
            <text:p text:style-name="P2"><text:span text:style-name="T1">М</text:span><text:span text:style-name="T1">а</text:span><text:span text:style-name="T1">с</text:span><text:span text:style-name="T1">ш</text:span><text:span text:style-name="T1">т</text:span><text:span text:style-name="T1">а</text:span><text:span text:style-name="T1">б</text:span></text:p>
          </draw:text-box>
        </draw:frame>
        <draw:frame draw:style-name="gr3" draw:text-style-name="P3" draw:layer="layout" svg:width="0.679cm" svg:height="0.374cm" svg:x="16.006cm" svg:y="27.299cm">
          <draw:text-box>
            <text:p text:style-name="P2"><text:span text:style-name="T1">Л</text:span><text:span text:style-name="T1">и</text:span><text:span text:style-name="T1">с</text:span><text:span text:style-name="T1">т</text:span></text:p>
          </draw:text-box>
        </draw:frame>
        <draw:frame draw:style-name="gr3" draw:text-style-name="P3" draw:layer="layout" svg:width="0.976cm" svg:height="0.374cm" svg:x="18.004cm" svg:y="27.299cm">
          <draw:text-box>
            <text:p text:style-name="P2"><text:span text:style-name="T1">Л</text:span><text:span text:style-name="T1">ис</text:span><text:span text:style-name="T1">т</text:span><text:span text:style-name="T1">ов</text:span></text:p>
          </draw:text-box>
        </draw:frame>
        <draw:frame draw:style-name="gr4" draw:text-style-name="P4" draw:layer="layout" svg:width="1.073cm" svg:height="0.433cm" svg:x="2.073cm" svg:y="26.32cm">
          <draw:text-box>
            <text:p text:style-name="P2"><text:span text:style-name="T2">Р</text:span><text:span text:style-name="T2">а</text:span><text:span text:style-name="T2">з</text:span><text:span text:style-name="T2">р</text:span><text:span text:style-name="T2">а</text:span><text:span text:style-name="T2">б.</text:span></text:p>
          </draw:text-box>
        </draw:frame>
        <draw:polyline draw:style-name="gr1" draw:text-style-name="P1" draw:layer="layout" svg:width="7.2cm" svg:height="1.5cm" svg:x="2cm" svg:y="0.699cm" svg:viewBox="0 0 7201 1501" draw:points="0,1501 7201,1501 7201,0">
          <text:p/>
        </draw:polyline>
        <draw:frame draw:style-name="gr5" draw:text-style-name="P5" draw:layer="layout" svg:width="0.916cm" svg:height="0.492cm" svg:x="2.132cm" svg:y="26.742cm">
          <draw:text-box>
            <text:p text:style-name="P2"><text:span text:style-name="T3">Пров.</text:span></text:p>
          </draw:text-box>
        </draw:frame>
        <draw:frame draw:style-name="gr6" draw:text-style-name="P7" draw:layer="layout" svg:width="5.446cm" svg:height="0.962cm" draw:transform="rotate (-3.14159265358979) translate (8.35cm 1.943cm)">
          <draw:text-box>
            <text:p text:style-name="P6"><text:span text:style-name="T4">Г</text:span><text:span text:style-name="T4">У</text:span><text:span text:style-name="T4">И</text:span><text:span text:style-name="T4">Р</text:span><text:span text:style-name="T4">.</text:span><text:span text:style-name="T4">6</text:span><text:span text:style-name="T4">1</text:span><text:span text:style-name="T4">3</text:span><text:span text:style-name="T4">8</text:span><text:span text:style-name="T4">0</text:span><text:span text:style-name="T4">2</text:span><text:span text:style-name="T4">.</text:span><text:span text:style-name="T4">0</text:span><text:span text:style-name="T4">0</text:span><text:span text:style-name="T4">9</text:span></text:p>
          </draw:text-box>
        </draw:frame>
        <draw:frame draw:style-name="gr7" draw:text-style-name="P8" draw:layer="layout" svg:width="6.513cm" svg:height="1.157cm" svg:x="11.646cm" svg:y="23.898cm">
          <draw:text-box>
            <text:p text:style-name="P2"><text:span text:style-name="T5">ГУИ</text:span><text:span text:style-name="T5">Р.61</text:span><text:span text:style-name="T5">380</text:span><text:span text:style-name="T5">2.00</text:span><text:span text:style-name="T5">9</text:span></text:p>
          </draw:text-box>
        </draw:frame>
        <draw:frame draw:style-name="gr8" draw:text-style-name="P9" draw:layer="layout" svg:width="0.571cm" svg:height="0.78cm" svg:x="15.841cm" svg:y="26.107cm">
          <draw:text-box>
            <text:p text:style-name="P2"><text:span text:style-name="T6">У</text:span></text:p>
          </draw:text-box>
        </draw:frame>
        <draw:frame draw:style-name="gr9" draw:text-style-name="P10" draw:layer="layout" svg:width="0.883cm" svg:height="0.577cm" svg:x="3.861cm" svg:y="26.185cm">
          <draw:text-box>
            <text:p text:style-name="P2"><text:span text:style-name="T7">Л</text:span><text:span text:style-name="T7">ё</text:span><text:span text:style-name="T7">л</text:span><text:span text:style-name="T7">я</text:span></text:p>
          </draw:text-box>
        </draw:frame>
        <draw:frame draw:style-name="gr10" draw:text-style-name="P10" draw:layer="layout" svg:width="1.149cm" svg:height="0.577cm" svg:x="3.801cm" svg:y="26.704cm">
          <draw:text-box>
            <text:p text:style-name="P2"><text:span text:style-name="T7">Р</text:span><text:span text:style-name="T7">о</text:span><text:span text:style-name="T7">л</text:span><text:span text:style-name="T7">и</text:span><text:span text:style-name="T7">ч</text:span></text:p>
          </draw:text-box>
        </draw:frame>
        <draw:frame draw:style-name="gr10" draw:text-style-name="P10" draw:layer="layout" svg:width="0.422cm" svg:height="0.577cm" svg:x="19.75cm" svg:y="27.204cm">
          <draw:text-box>
            <text:p text:style-name="P2"><text:span text:style-name="T7">1</text:span></text:p>
          </draw:text-box>
        </draw:frame>
        <draw:frame draw:style-name="gr8" draw:text-style-name="P11" draw:layer="layout" svg:width="4.422cm" svg:height="0.78cm" svg:x="15.589cm" svg:y="28.061cm">
          <draw:text-box>
            <text:p text:style-name="P2"><text:span text:style-name="T8">ПИКС, гр. </text:span><text:span text:style-name="T8">613802</text:span></text:p>
          </draw:text-box>
        </draw:frame>
        <draw:frame draw:style-name="gr11" draw:text-style-name="P13" draw:layer="layout" svg:width="6.331cm" svg:height="1.27cm" svg:x="8.682cm" svg:y="25.492cm">
          <draw:text-box>
            <text:p text:style-name="P12"><text:span text:style-name="T7">М</text:span><text:span text:style-name="T7">о</text:span><text:span text:style-name="T7">б</text:span><text:span text:style-name="T7">и</text:span><text:span text:style-name="T7">л</text:span><text:span text:style-name="T7">ь</text:span><text:span text:style-name="T7">н</text:span><text:span text:style-name="T7">о</text:span><text:span text:style-name="T7">е</text:span><text:span text:style-name="T7"> </text:span><text:span text:style-name="T7">у</text:span><text:span text:style-name="T7">с</text:span><text:span text:style-name="T7">т</text:span><text:span text:style-name="T7">р</text:span><text:span text:style-name="T7">о</text:span><text:span text:style-name="T7">й</text:span><text:span text:style-name="T7">с</text:span><text:span text:style-name="T7">т</text:span><text:span text:style-name="T7">в</text:span><text:span text:style-name="T7">о</text:span><text:span text:style-name="T7"> </text:span><text:span text:style-name="T7">о</text:span><text:span text:style-name="T7">б</text:span><text:span text:style-name="T7">м</text:span><text:span text:style-name="T7">е</text:span><text:span text:style-name="T7">н</text:span><text:span text:style-name="T7">а</text:span></text:p>
            <text:p text:style-name="P12"><text:span text:style-name="T7">д</text:span><text:span text:style-name="T7">а</text:span><text:span text:style-name="T7">н</text:span><text:span text:style-name="T7">н</text:span><text:span text:style-name="T7">ы</text:span><text:span text:style-name="T7">м</text:span><text:span text:style-name="T7">и</text:span><text:span text:style-name="T7"> </text:span><text:span text:style-name="T7">ч</text:span><text:span text:style-name="T7">е</text:span><text:span text:style-name="T7">р</text:span><text:span text:style-name="T7">е</text:span><text:span text:style-name="T7">з</text:span><text:span text:style-name="T7"> </text:span><text:span text:style-name="T7">E</text:span><text:span text:style-name="T7">t</text:span><text:span text:style-name="T7">h</text:span><text:span text:style-name="T7">e</text:span><text:span text:style-name="T7">r</text:span><text:span text:style-name="T7">n</text:span><text:span text:style-name="T7">e</text:span><text:span text:style-name="T7">t</text:span></text:p>
          </draw:text-box>
        </draw:frame>
        <draw:frame draw:style-name="gr5" draw:text-style-name="P5" draw:layer="layout" svg:width="5.899cm" svg:height="0.492cm" svg:x="8.86cm" svg:y="27.016cm">
          <draw:text-box>
            <text:p text:style-name="P2"><text:span text:style-name="T3">Д</text:span><text:span text:style-name="T3">и</text:span><text:span text:style-name="T3">а</text:span><text:span text:style-name="T3">г</text:span><text:span text:style-name="T3">р</text:span><text:span text:style-name="T3">а</text:span><text:span text:style-name="T3">м</text:span><text:span text:style-name="T3">м</text:span><text:span text:style-name="T3">а </text:span><text:span text:style-name="T3">с</text:span><text:span text:style-name="T3">о</text:span><text:span text:style-name="T3">с</text:span><text:span text:style-name="T3">т</text:span><text:span text:style-name="T3">о</text:span><text:span text:style-name="T3">я</text:span><text:span text:style-name="T3">н</text:span><text:span text:style-name="T3">и</text:span><text:span text:style-name="T3">й </text:span><text:span text:style-name="T3">у</text:span><text:span text:style-name="T3">с</text:span><text:span text:style-name="T3">т</text:span><text:span text:style-name="T3">р</text:span><text:span text:style-name="T3">о</text:span><text:span text:style-name="T3">й</text:span><text:span text:style-name="T3">с</text:span><text:span text:style-name="T3">т</text:span><text:span text:style-name="T3">в</text:span><text:span text:style-name="T3">а</text:span></text:p>
          </draw:text-box>
        </draw:frame>
        <draw:path draw:style-name="gr12" draw:text-style-name="P14" draw:layer="layout" svg:width="0.688cm" svg:height="0.689cm" svg:x="10.697cm" svg:y="2.861cm" svg:viewBox="0 0 689 690" svg:d="M0 345c0-191 154-345 344-345s345 154 345 345c0 190-155 345-345 345s-344-155-344-345z">
          <text:p/>
        </draw:path>
        <draw:line draw:style-name="gr13" draw:text-style-name="P1" draw:layer="layout" svg:x1="9.499cm" svg:y1="4.5cm" svg:x2="12.999cm" svg:y2="4.5cm">
          <text:p/>
        </draw:line>
        <draw:line draw:style-name="gr13" draw:text-style-name="P1" draw:layer="layout" svg:x1="12.999cm" svg:y1="6.499cm" svg:x2="9.499cm" svg:y2="6.499cm">
          <text:p/>
        </draw:line>
        <draw:path draw:style-name="gr13" draw:text-style-name="P1" draw:layer="layout" svg:width="0.299cm" svg:height="0.299cm" svg:x="9.2cm" svg:y="4.5cm" svg:viewBox="0 0 300 300" svg:d="M300 0c-166 0-300 134-300 300">
          <text:p/>
        </draw:path>
        <draw:path draw:style-name="gr13" draw:text-style-name="P1" draw:layer="layout" svg:width="0.299cm" svg:height="0.299cm" svg:x="9.2cm" svg:y="6.2cm" svg:viewBox="0 0 300 300" svg:d="M300 300c-166 0-300-135-300-300">
          <text:p/>
        </draw:path>
        <draw:path draw:style-name="gr13" draw:text-style-name="P1" draw:layer="layout" svg:width="0.301cm" svg:height="0.299cm" svg:x="12.999cm" svg:y="4.5cm" svg:viewBox="0 0 302 300" svg:d="M0 0c167 0 302 134 302 300">
          <text:p/>
        </draw:path>
        <draw:path draw:style-name="gr13" draw:text-style-name="P1" draw:layer="layout" svg:width="0.301cm" svg:height="0.299cm" svg:x="12.999cm" svg:y="6.2cm" svg:viewBox="0 0 302 300" svg:d="M0 300c167 0 302-135 302-300">
          <text:p/>
        </draw:path>
        <draw:line draw:style-name="gr13" draw:text-style-name="P1" draw:layer="layout" svg:x1="9.2cm" svg:y1="4.784cm" svg:x2="9.2cm" svg:y2="6.2cm">
          <text:p/>
        </draw:line>
        <draw:line draw:style-name="gr13" draw:text-style-name="P1" draw:layer="layout" svg:x1="13.3cm" svg:y1="4.799cm" svg:x2="13.3cm" svg:y2="6.2cm">
          <text:p/>
        </draw:line>
        <draw:line draw:style-name="gr13" draw:text-style-name="P1" draw:layer="layout" svg:x1="9.2cm" svg:y1="4.911cm" svg:x2="13.301cm" svg:y2="4.9cm">
          <text:p/>
        </draw:line>
        <draw:frame draw:style-name="gr14" draw:text-style-name="P15" draw:layer="layout" svg:width="2.525cm" svg:height="0.666cm" svg:x="17.24cm" svg:y="29.048cm">
          <draw:text-box>
            <text:p text:style-name="P2"><text:span text:style-name="T9">Ф</text:span><text:span text:style-name="T9">о</text:span><text:span text:style-name="T9">р</text:span><text:span text:style-name="T9">м</text:span><text:span text:style-name="T9">а</text:span><text:span text:style-name="T9">т</text:span><text:span text:style-name="T9"> </text:span><text:span text:style-name="T9">А</text:span><text:span text:style-name="T9">4</text:span></text:p>
          </draw:text-box>
        </draw:frame>
        <draw:frame draw:style-name="gr3" draw:text-style-name="P3" draw:layer="layout" svg:width="1.958cm" svg:height="0.374cm" svg:x="10.21cm" svg:y="4.539cm">
          <draw:text-box>
            <text:p text:style-name="P2"><text:span text:style-name="T10">И</text:span><text:span text:style-name="T10">н</text:span><text:span text:style-name="T10">и</text:span><text:span text:style-name="T10">ц</text:span><text:span text:style-name="T10">и</text:span><text:span text:style-name="T10">а</text:span><text:span text:style-name="T10">л</text:span><text:span text:style-name="T10">и</text:span><text:span text:style-name="T10">з</text:span><text:span text:style-name="T10">а</text:span><text:span text:style-name="T10">ц</text:span><text:span text:style-name="T10">и</text:span><text:span text:style-name="T10">я</text:span></text:p>
          </draw:text-box>
        </draw:frame>
        <draw:path draw:style-name="gr15" draw:text-style-name="P16" draw:layer="layout" svg:width="3.4cm" svg:height="1.599cm" svg:x="9.449cm" svg:y="7.1cm" svg:viewBox="0 0 3401 1600" svg:d="M3401 801c0-442-761-801-1701-801-938 0-1700 359-1700 801 0 441 762 799 1700 799 940 0 1701-358 1701-799z">
          <text:p/>
        </draw:path>
        <draw:frame draw:style-name="gr3" draw:text-style-name="P3" draw:layer="layout" svg:width="1.704cm" svg:height="0.374cm" svg:x="10.254cm" svg:y="7.741cm">
          <draw:text-box>
            <text:p text:style-name="P2"><text:span text:style-name="T10">Р</text:span><text:span text:style-name="T10">а</text:span><text:span text:style-name="T10">б</text:span><text:span text:style-name="T10">о</text:span><text:span text:style-name="T10">ч</text:span><text:span text:style-name="T10">и</text:span><text:span text:style-name="T10">й </text:span><text:span text:style-name="T10">ц</text:span><text:span text:style-name="T10">и</text:span><text:span text:style-name="T10">к</text:span><text:span text:style-name="T10">л</text:span></text:p>
          </draw:text-box>
        </draw:frame>
        <draw:line draw:style-name="gr13" draw:text-style-name="P1" draw:layer="layout" svg:x1="4.205cm" svg:y1="10.887cm" svg:x2="7.705cm" svg:y2="10.887cm">
          <text:p/>
        </draw:line>
        <draw:line draw:style-name="gr13" draw:text-style-name="P1" draw:layer="layout" svg:x1="7.705cm" svg:y1="12.887cm" svg:x2="4.205cm" svg:y2="12.887cm">
          <text:p/>
        </draw:line>
        <draw:path draw:style-name="gr13" draw:text-style-name="P1" draw:layer="layout" svg:width="0.3cm" svg:height="0.3cm" svg:x="3.905cm" svg:y="10.887cm" svg:viewBox="0 0 301 301" svg:d="M301 0c-166 0-301 135-301 301">
          <text:p/>
        </draw:path>
        <draw:path draw:style-name="gr13" draw:text-style-name="P1" draw:layer="layout" svg:width="0.3cm" svg:height="0.3cm" svg:x="3.905cm" svg:y="12.587cm" svg:viewBox="0 0 301 301" svg:d="M301 301c-166 0-301-135-301-301">
          <text:p/>
        </draw:path>
        <draw:path draw:style-name="gr13" draw:text-style-name="P1" draw:layer="layout" svg:width="0.3cm" svg:height="0.3cm" svg:x="7.705cm" svg:y="10.887cm" svg:viewBox="0 0 301 301" svg:d="M0 0c166 0 301 135 301 301">
          <text:p/>
        </draw:path>
        <draw:path draw:style-name="gr13" draw:text-style-name="P1" draw:layer="layout" svg:width="0.3cm" svg:height="0.3cm" svg:x="7.705cm" svg:y="12.587cm" svg:viewBox="0 0 301 301" svg:d="M0 301c166 0 301-135 301-301">
          <text:p/>
        </draw:path>
        <draw:line draw:style-name="gr13" draw:text-style-name="P1" draw:layer="layout" svg:x1="3.905cm" svg:y1="11.171cm" svg:x2="3.905cm" svg:y2="12.587cm">
          <text:p/>
        </draw:line>
        <draw:line draw:style-name="gr13" draw:text-style-name="P1" draw:layer="layout" svg:x1="8.005cm" svg:y1="11.187cm" svg:x2="8.005cm" svg:y2="12.587cm">
          <text:p/>
        </draw:line>
        <draw:line draw:style-name="gr13" draw:text-style-name="P1" draw:layer="layout" svg:x1="3.905cm" svg:y1="11.299cm" svg:x2="8.006cm" svg:y2="11.287cm">
          <text:p/>
        </draw:line>
        <draw:frame draw:style-name="gr3" draw:text-style-name="P3" draw:layer="layout" svg:width="2.5cm" svg:height="0.374cm" svg:x="4.6cm" svg:y="10.933cm">
          <draw:text-box>
            <text:p text:style-name="P2"><text:span text:style-name="T10">О</text:span><text:span text:style-name="T10">б</text:span><text:span text:style-name="T10">н</text:span><text:span text:style-name="T10">о</text:span><text:span text:style-name="T10">в</text:span><text:span text:style-name="T10">л</text:span><text:span text:style-name="T10">е</text:span><text:span text:style-name="T10">н</text:span><text:span text:style-name="T10">и</text:span><text:span text:style-name="T10">е </text:span><text:span text:style-name="T10">д</text:span><text:span text:style-name="T10">а</text:span><text:span text:style-name="T10">н</text:span><text:span text:style-name="T10">н</text:span><text:span text:style-name="T10">ы</text:span><text:span text:style-name="T10">х</text:span></text:p>
          </draw:text-box>
        </draw:frame>
        <draw:frame draw:style-name="gr3" draw:text-style-name="P18" draw:layer="layout" svg:width="3.651cm" svg:height="1.12cm" svg:x="4.101cm" svg:y="11.522cm">
          <draw:text-box>
            <text:p text:style-name="P17"><text:span text:style-name="T10">О</text:span><text:span text:style-name="T10">б</text:span><text:span text:style-name="T10">н</text:span><text:span text:style-name="T10">о</text:span><text:span text:style-name="T10">в</text:span><text:span text:style-name="T10">л</text:span><text:span text:style-name="T10">е</text:span><text:span text:style-name="T10">н</text:span><text:span text:style-name="T10">и</text:span><text:span text:style-name="T10">е </text:span><text:span text:style-name="T10">э</text:span><text:span text:style-name="T10">л</text:span><text:span text:style-name="T10">е</text:span><text:span text:style-name="T10">м</text:span><text:span text:style-name="T10">е</text:span><text:span text:style-name="T10">н</text:span><text:span text:style-name="T10">т</text:span><text:span text:style-name="T10">о</text:span><text:span text:style-name="T10">в</text:span></text:p>
            <text:p text:style-name="P17"><text:span text:style-name="T10">м</text:span><text:span text:style-name="T10">а</text:span><text:span text:style-name="T10">с</text:span><text:span text:style-name="T10">с</text:span><text:span text:style-name="T10">и</text:span><text:span text:style-name="T10">в</text:span><text:span text:style-name="T10">а</text:span><text:span text:style-name="T10">, </text:span><text:span text:style-name="T10">с</text:span><text:span text:style-name="T10">о</text:span><text:span text:style-name="T10">о</text:span><text:span text:style-name="T10">т</text:span><text:span text:style-name="T10">в</text:span><text:span text:style-name="T10">е</text:span><text:span text:style-name="T10">т</text:span><text:span text:style-name="T10">с</text:span><text:span text:style-name="T10">т</text:span><text:span text:style-name="T10">в</text:span><text:span text:style-name="T10">у</text:span><text:span text:style-name="T10">ю</text:span><text:span text:style-name="T10">щ</text:span><text:span text:style-name="T10">и</text:span><text:span text:style-name="T10">х</text:span></text:p>
            <text:p text:style-name="P17"><text:span text:style-name="T10">п</text:span><text:span text:style-name="T10">и</text:span><text:span text:style-name="T10">н</text:span><text:span text:style-name="T10">а</text:span><text:span text:style-name="T10">м </text:span><text:span text:style-name="T10">с </text:span><text:span text:style-name="T10">L</text:span><text:span text:style-name="T10">E</text:span><text:span text:style-name="T10">D</text:span></text:p>
          </draw:text-box>
        </draw:frame>
        <draw:line draw:style-name="gr13" draw:text-style-name="P1" draw:layer="layout" svg:x1="4.202cm" svg:y1="13.681cm" svg:x2="7.705cm" svg:y2="13.681cm">
          <text:p/>
        </draw:line>
        <draw:line draw:style-name="gr13" draw:text-style-name="P1" draw:layer="layout" svg:x1="7.705cm" svg:y1="15.68cm" svg:x2="4.205cm" svg:y2="15.68cm">
          <text:p/>
        </draw:line>
        <draw:path draw:style-name="gr13" draw:text-style-name="P1" draw:layer="layout" svg:width="0.3cm" svg:height="0.3cm" svg:x="3.905cm" svg:y="13.681cm" svg:viewBox="0 0 301 301" svg:d="M301 0c-166 0-301 134-301 301">
          <text:p/>
        </draw:path>
        <draw:path draw:style-name="gr13" draw:text-style-name="P1" draw:layer="layout" svg:width="0.3cm" svg:height="0.299cm" svg:x="3.905cm" svg:y="15.381cm" svg:viewBox="0 0 301 300" svg:d="M301 300c-166 0-301-135-301-300">
          <text:p/>
        </draw:path>
        <draw:path draw:style-name="gr13" draw:text-style-name="P1" draw:layer="layout" svg:width="0.3cm" svg:height="0.3cm" svg:x="7.705cm" svg:y="13.681cm" svg:viewBox="0 0 301 301" svg:d="M0 0c166 0 301 134 301 301">
          <text:p/>
        </draw:path>
        <draw:path draw:style-name="gr13" draw:text-style-name="P1" draw:layer="layout" svg:width="0.3cm" svg:height="0.299cm" svg:x="7.705cm" svg:y="15.381cm" svg:viewBox="0 0 301 300" svg:d="M0 300c166 0 301-135 301-300">
          <text:p/>
        </draw:path>
        <draw:line draw:style-name="gr13" draw:text-style-name="P1" draw:layer="layout" svg:x1="3.905cm" svg:y1="13.965cm" svg:x2="3.905cm" svg:y2="15.381cm">
          <text:p/>
        </draw:line>
        <draw:line draw:style-name="gr13" draw:text-style-name="P1" draw:layer="layout" svg:x1="8.005cm" svg:y1="13.981cm" svg:x2="8.005cm" svg:y2="15.381cm">
          <text:p/>
        </draw:line>
        <draw:line draw:style-name="gr13" draw:text-style-name="P1" draw:layer="layout" svg:x1="3.905cm" svg:y1="14.092cm" svg:x2="8.006cm" svg:y2="14.081cm">
          <text:p/>
        </draw:line>
        <draw:frame draw:style-name="gr3" draw:text-style-name="P3" draw:layer="layout" svg:width="2.813cm" svg:height="0.374cm" svg:x="4.52cm" svg:y="13.728cm">
          <draw:text-box>
            <text:p text:style-name="P2"><text:span text:style-name="T10">О</text:span><text:span text:style-name="T10">т</text:span><text:span text:style-name="T10">о</text:span><text:span text:style-name="T10">б</text:span><text:span text:style-name="T10">р</text:span><text:span text:style-name="T10">а</text:span><text:span text:style-name="T10">ж</text:span><text:span text:style-name="T10">е</text:span><text:span text:style-name="T10">н</text:span><text:span text:style-name="T10">и</text:span><text:span text:style-name="T10">е </text:span><text:span text:style-name="T10">д</text:span><text:span text:style-name="T10">а</text:span><text:span text:style-name="T10">н</text:span><text:span text:style-name="T10">н</text:span><text:span text:style-name="T10">ы</text:span><text:span text:style-name="T10">х</text:span></text:p>
          </draw:text-box>
        </draw:frame>
        <draw:frame draw:style-name="gr3" draw:text-style-name="P18" draw:layer="layout" svg:width="2.512cm" svg:height="0.747cm" svg:x="4.652cm" svg:y="14.517cm">
          <draw:text-box>
            <text:p text:style-name="P17"><text:span text:style-name="T10">В</text:span><text:span text:style-name="T10">ы</text:span><text:span text:style-name="T10">в</text:span><text:span text:style-name="T10">о</text:span><text:span text:style-name="T10">д </text:span><text:span text:style-name="T10">о</text:span><text:span text:style-name="T10">б</text:span><text:span text:style-name="T10">н</text:span><text:span text:style-name="T10">о</text:span><text:span text:style-name="T10">в</text:span><text:span text:style-name="T10">л</text:span><text:span text:style-name="T10">е</text:span><text:span text:style-name="T10">н</text:span><text:span text:style-name="T10">н</text:span><text:span text:style-name="T10">ы</text:span><text:span text:style-name="T10">х</text:span></text:p>
            <text:p text:style-name="P17"><text:span text:style-name="T10">д</text:span><text:span text:style-name="T10">а</text:span><text:span text:style-name="T10">н</text:span><text:span text:style-name="T10">н</text:span><text:span text:style-name="T10">ы</text:span><text:span text:style-name="T10">х </text:span><text:span text:style-name="T10">н</text:span><text:span text:style-name="T10">а </text:span><text:span text:style-name="T10">д</text:span><text:span text:style-name="T10">и</text:span><text:span text:style-name="T10">с</text:span><text:span text:style-name="T10">п</text:span><text:span text:style-name="T10">л</text:span><text:span text:style-name="T10">е</text:span><text:span text:style-name="T10">й</text:span></text:p>
          </draw:text-box>
        </draw:frame>
        <draw:line draw:style-name="gr13" draw:text-style-name="P1" draw:layer="layout" svg:x1="4.206cm" svg:y1="16.506cm" svg:x2="7.706cm" svg:y2="16.506cm">
          <text:p/>
        </draw:line>
        <draw:line draw:style-name="gr13" draw:text-style-name="P1" draw:layer="layout" svg:x1="7.706cm" svg:y1="18.506cm" svg:x2="4.206cm" svg:y2="18.506cm">
          <text:p/>
        </draw:line>
        <draw:path draw:style-name="gr13" draw:text-style-name="P1" draw:layer="layout" svg:width="0.305cm" svg:height="0.287cm" svg:x="3.906cm" svg:y="16.506cm" svg:viewBox="0 0 306 288" svg:d="M306 0c-166-6-302 124-306 288">
          <text:p/>
        </draw:path>
        <draw:path draw:style-name="gr13" draw:text-style-name="P1" draw:layer="layout" svg:width="0.32cm" svg:height="0.3cm" svg:x="3.905cm" svg:y="18.206cm" svg:viewBox="0 0 321 301" svg:d="M321 301c-168 3-312-132-321-301">
          <text:p/>
        </draw:path>
        <draw:path draw:style-name="gr13" draw:text-style-name="P1" draw:layer="layout" svg:width="0.299cm" svg:height="0.3cm" svg:x="7.706cm" svg:y="16.506cm" svg:viewBox="0 0 300 301" svg:d="M0 0c165 0 300 135 300 301">
          <text:p/>
        </draw:path>
        <draw:path draw:style-name="gr13" draw:text-style-name="P1" draw:layer="layout" svg:width="0.299cm" svg:height="0.3cm" svg:x="7.706cm" svg:y="18.206cm" svg:viewBox="0 0 300 301" svg:d="M0 301c165 0 300-134 300-301">
          <text:p/>
        </draw:path>
        <draw:line draw:style-name="gr13" draw:text-style-name="P1" draw:layer="layout" svg:x1="3.906cm" svg:y1="16.79cm" svg:x2="3.905cm" svg:y2="18.206cm">
          <text:p/>
        </draw:line>
        <draw:line draw:style-name="gr13" draw:text-style-name="P1" draw:layer="layout" svg:x1="8.005cm" svg:y1="16.806cm" svg:x2="8.005cm" svg:y2="18.206cm">
          <text:p/>
        </draw:line>
        <draw:line draw:style-name="gr13" draw:text-style-name="P1" draw:layer="layout" svg:x1="3.906cm" svg:y1="16.917cm" svg:x2="8.006cm" svg:y2="16.906cm">
          <text:p/>
        </draw:line>
        <draw:frame draw:style-name="gr3" draw:text-style-name="P3" draw:layer="layout" svg:width="2.322cm" svg:height="0.374cm" svg:x="4.831cm" svg:y="16.482cm">
          <draw:text-box>
            <text:p text:style-name="P2"><text:span text:style-name="T10">Отправка данных</text:span></text:p>
          </draw:text-box>
        </draw:frame>
        <draw:line draw:style-name="gr13" draw:text-style-name="P1" draw:layer="layout" svg:x1="14.866cm" svg:y1="9.699cm" svg:x2="19.143cm" svg:y2="9.699cm">
          <text:p/>
        </draw:line>
        <draw:line draw:style-name="gr13" draw:text-style-name="P1" draw:layer="layout" svg:x1="19.143cm" svg:y1="16.316cm" svg:x2="14.866cm" svg:y2="16.316cm">
          <text:p/>
        </draw:line>
        <draw:path draw:style-name="gr13" draw:text-style-name="P1" draw:layer="layout" svg:width="0.368cm" svg:height="0.54cm" svg:x="14.498cm" svg:y="9.699cm" svg:viewBox="0 0 369 541" svg:d="M369 0c-221 69-386 312-368 541">
          <text:p/>
        </draw:path>
        <draw:path draw:style-name="gr13" draw:text-style-name="P1" draw:layer="layout" svg:width="0.367cm" svg:height="0.366cm" svg:x="14.499cm" svg:y="15.95cm" svg:viewBox="0 0 368 367" svg:d="M368 367c-203 0-368-165-368-367">
          <text:p/>
        </draw:path>
        <draw:path draw:style-name="gr13" draw:text-style-name="P1" draw:layer="layout" svg:width="0.368cm" svg:height="0.54cm" svg:x="19.143cm" svg:y="9.699cm" svg:viewBox="0 0 369 541" svg:d="M0 0c221 69 385 312 368 541">
          <text:p/>
        </draw:path>
        <draw:path draw:style-name="gr13" draw:text-style-name="P1" draw:layer="layout" svg:width="0.367cm" svg:height="0.366cm" svg:x="19.143cm" svg:y="15.95cm" svg:viewBox="0 0 368 367" svg:d="M0 367c203 0 368-165 368-367">
          <text:p/>
        </draw:path>
        <draw:line draw:style-name="gr13" draw:text-style-name="P1" draw:layer="layout" svg:x1="14.5cm" svg:y1="10.22cm" svg:x2="14.499cm" svg:y2="15.95cm">
          <text:p/>
        </draw:line>
        <draw:line draw:style-name="gr13" draw:text-style-name="P1" draw:layer="layout" svg:x1="19.511cm" svg:y1="10.239cm" svg:x2="19.506cm" svg:y2="16.005cm">
          <text:p/>
        </draw:line>
        <draw:line draw:style-name="gr13" draw:text-style-name="P1" draw:layer="layout" svg:x1="14.5cm" svg:y1="10.375cm" svg:x2="19.511cm" svg:y2="10.362cm">
          <text:p/>
        </draw:line>
        <draw:line draw:style-name="gr13" draw:text-style-name="P1" draw:layer="layout" svg:x1="15.31cm" svg:y1="11.094cm" svg:x2="18.81cm" svg:y2="11.094cm">
          <text:p/>
        </draw:line>
        <draw:line draw:style-name="gr13" draw:text-style-name="P1" draw:layer="layout" svg:x1="18.81cm" svg:y1="13.094cm" svg:x2="15.31cm" svg:y2="13.094cm">
          <text:p/>
        </draw:line>
        <draw:path draw:style-name="gr13" draw:text-style-name="P1" draw:layer="layout" svg:width="0.3cm" svg:height="0.3cm" svg:x="15.01cm" svg:y="11.094cm" svg:viewBox="0 0 301 301" svg:d="M301 0c-166 0-301 135-301 301">
          <text:p/>
        </draw:path>
        <draw:path draw:style-name="gr13" draw:text-style-name="P1" draw:layer="layout" svg:width="0.3cm" svg:height="0.3cm" svg:x="15.01cm" svg:y="12.794cm" svg:viewBox="0 0 301 301" svg:d="M301 301c-166 0-301-136-301-301">
          <text:p/>
        </draw:path>
        <draw:path draw:style-name="gr13" draw:text-style-name="P1" draw:layer="layout" svg:width="0.3cm" svg:height="0.3cm" svg:x="18.81cm" svg:y="11.094cm" svg:viewBox="0 0 301 301" svg:d="M0 0c165 0 301 135 301 301">
          <text:p/>
        </draw:path>
        <draw:path draw:style-name="gr13" draw:text-style-name="P1" draw:layer="layout" svg:width="0.3cm" svg:height="0.3cm" svg:x="18.81cm" svg:y="12.794cm" svg:viewBox="0 0 301 301" svg:d="M0 301c165 0 301-136 301-301">
          <text:p/>
        </draw:path>
        <draw:line draw:style-name="gr13" draw:text-style-name="P1" draw:layer="layout" svg:x1="15.01cm" svg:y1="11.378cm" svg:x2="15.01cm" svg:y2="12.794cm">
          <text:p/>
        </draw:line>
        <draw:line draw:style-name="gr13" draw:text-style-name="P1" draw:layer="layout" svg:x1="19.11cm" svg:y1="11.394cm" svg:x2="19.11cm" svg:y2="12.794cm">
          <text:p/>
        </draw:line>
        <draw:line draw:style-name="gr13" draw:text-style-name="P1" draw:layer="layout" svg:x1="15.01cm" svg:y1="11.505cm" svg:x2="19.111cm" svg:y2="11.493cm">
          <text:p/>
        </draw:line>
        <draw:frame draw:style-name="gr3" draw:text-style-name="P3" draw:layer="layout" svg:width="2.991cm" svg:height="0.374cm" svg:x="15.589cm" svg:y="11.148cm">
          <draw:text-box>
            <text:p text:style-name="P2"><text:span text:style-name="T10">Ф</text:span><text:span text:style-name="T10">о</text:span><text:span text:style-name="T10">р</text:span><text:span text:style-name="T10">м</text:span><text:span text:style-name="T10">и</text:span><text:span text:style-name="T10">р</text:span><text:span text:style-name="T10">о</text:span><text:span text:style-name="T10">в</text:span><text:span text:style-name="T10">а</text:span><text:span text:style-name="T10">н</text:span><text:span text:style-name="T10">и</text:span><text:span text:style-name="T10">е </text:span><text:span text:style-name="T10">о</text:span><text:span text:style-name="T10">т</text:span><text:span text:style-name="T10">в</text:span><text:span text:style-name="T10">е</text:span><text:span text:style-name="T10">т</text:span><text:span text:style-name="T10">а</text:span></text:p>
          </draw:text-box>
        </draw:frame>
        <draw:frame draw:style-name="gr16" draw:text-style-name="P18" draw:layer="layout" svg:width="3.937cm" svg:height="1.12cm" svg:x="15.081cm" svg:y="11.672cm">
          <draw:text-box>
            <text:p text:style-name="P17"><text:span text:style-name="T10">П</text:span><text:span text:style-name="T10">р</text:span><text:span text:style-name="T10">о</text:span><text:span text:style-name="T10">в</text:span><text:span text:style-name="T10">е</text:span><text:span text:style-name="T10">р</text:span><text:span text:style-name="T10">к</text:span><text:span text:style-name="T10">а </text:span><text:span text:style-name="T10">з</text:span><text:span text:style-name="T10">н</text:span><text:span text:style-name="T10">а</text:span><text:span text:style-name="T10">ч</text:span><text:span text:style-name="T10">е</text:span><text:span text:style-name="T10">н</text:span><text:span text:style-name="T10">и</text:span><text:span text:style-name="T10">й </text:span><text:span text:style-name="T10">э</text:span><text:span text:style-name="T10">л</text:span><text:span text:style-name="T10">е</text:span><text:span text:style-name="T10">м</text:span><text:span text:style-name="T10">е</text:span><text:span text:style-name="T10">н</text:span><text:span text:style-name="T10">т</text:span><text:span text:style-name="T10">о</text:span><text:span text:style-name="T10">в</text:span></text:p>
            <text:p text:style-name="P17"><text:span text:style-name="T10">м</text:span><text:span text:style-name="T10">а</text:span><text:span text:style-name="T10">с</text:span><text:span text:style-name="T10">с</text:span><text:span text:style-name="T10">и</text:span><text:span text:style-name="T10">в</text:span><text:span text:style-name="T10">а</text:span><text:span text:style-name="T10">, </text:span><text:span text:style-name="T10">с</text:span><text:span text:style-name="T10">о</text:span><text:span text:style-name="T10">о</text:span><text:span text:style-name="T10">т</text:span><text:span text:style-name="T10">в</text:span><text:span text:style-name="T10">е</text:span><text:span text:style-name="T10">т</text:span><text:span text:style-name="T10">с</text:span><text:span text:style-name="T10">т</text:span><text:span text:style-name="T10">в</text:span><text:span text:style-name="T10">у</text:span><text:span text:style-name="T10">ю</text:span><text:span text:style-name="T10">щ</text:span><text:span text:style-name="T10">и</text:span><text:span text:style-name="T10">х</text:span></text:p>
            <text:p text:style-name="P17"><text:span text:style-name="T10">п</text:span><text:span text:style-name="T10">и</text:span><text:span text:style-name="T10">н</text:span><text:span text:style-name="T10">а</text:span><text:span text:style-name="T10">м </text:span><text:span text:style-name="T10">с </text:span><text:span text:style-name="T10">L</text:span><text:span text:style-name="T10">E</text:span><text:span text:style-name="T10">D</text:span></text:p>
          </draw:text-box>
        </draw:frame>
        <draw:line draw:style-name="gr13" draw:text-style-name="P1" draw:layer="layout" svg:x1="15.299cm" svg:y1="13.799cm" svg:x2="18.799cm" svg:y2="13.799cm">
          <text:p/>
        </draw:line>
        <draw:line draw:style-name="gr13" draw:text-style-name="P1" draw:layer="layout" svg:x1="18.799cm" svg:y1="15.799cm" svg:x2="15.299cm" svg:y2="15.799cm">
          <text:p/>
        </draw:line>
        <draw:path draw:style-name="gr13" draw:text-style-name="P1" draw:layer="layout" svg:width="0.299cm" svg:height="0.301cm" svg:x="15cm" svg:y="13.799cm" svg:viewBox="0 0 300 302" svg:d="M300 0c-165 0-300 135-300 302">
          <text:p/>
        </draw:path>
        <draw:path draw:style-name="gr13" draw:text-style-name="P1" draw:layer="layout" svg:width="0.299cm" svg:height="0.3cm" svg:x="15cm" svg:y="15.499cm" svg:viewBox="0 0 300 301" svg:d="M300 301c-165 0-300-135-300-301">
          <text:p/>
        </draw:path>
        <draw:path draw:style-name="gr13" draw:text-style-name="P1" draw:layer="layout" svg:width="0.301cm" svg:height="0.301cm" svg:x="18.799cm" svg:y="13.799cm" svg:viewBox="0 0 302 302" svg:d="M0 0c166 0 302 135 302 302">
          <text:p/>
        </draw:path>
        <draw:path draw:style-name="gr13" draw:text-style-name="P1" draw:layer="layout" svg:width="0.301cm" svg:height="0.3cm" svg:x="18.799cm" svg:y="15.499cm" svg:viewBox="0 0 302 301" svg:d="M0 301c166 0 302-135 302-301">
          <text:p/>
        </draw:path>
        <draw:line draw:style-name="gr13" draw:text-style-name="P1" draw:layer="layout" svg:x1="15cm" svg:y1="14.084cm" svg:x2="15cm" svg:y2="15.499cm">
          <text:p/>
        </draw:line>
        <draw:line draw:style-name="gr13" draw:text-style-name="P1" draw:layer="layout" svg:x1="19.1cm" svg:y1="14.1cm" svg:x2="19.1cm" svg:y2="15.499cm">
          <text:p/>
        </draw:line>
        <draw:line draw:style-name="gr13" draw:text-style-name="P1" draw:layer="layout" svg:x1="15cm" svg:y1="14.211cm" svg:x2="19.101cm" svg:y2="14.2cm">
          <text:p/>
        </draw:line>
        <draw:frame draw:style-name="gr3" draw:text-style-name="P3" draw:layer="layout" svg:width="2.322cm" svg:height="0.374cm" svg:x="15.934cm" svg:y="13.815cm">
          <draw:text-box>
            <text:p text:style-name="P2"><text:span text:style-name="T10">О</text:span><text:span text:style-name="T10">т</text:span><text:span text:style-name="T10">п</text:span><text:span text:style-name="T10">р</text:span><text:span text:style-name="T10">а</text:span><text:span text:style-name="T10">в</text:span><text:span text:style-name="T10">к</text:span><text:span text:style-name="T10">а </text:span><text:span text:style-name="T10">д</text:span><text:span text:style-name="T10">а</text:span><text:span text:style-name="T10">н</text:span><text:span text:style-name="T10">н</text:span><text:span text:style-name="T10">ы</text:span><text:span text:style-name="T10">х</text:span></text:p>
          </draw:text-box>
        </draw:frame>
        <draw:frame draw:style-name="gr3" draw:text-style-name="P18" draw:layer="layout" svg:width="2.466cm" svg:height="0.747cm" svg:x="15.759cm" svg:y="14.634cm">
          <draw:text-box>
            <text:p text:style-name="P17"><text:span text:style-name="T10">О</text:span><text:span text:style-name="T10">т</text:span><text:span text:style-name="T10">п</text:span><text:span text:style-name="T10">р</text:span><text:span text:style-name="T10">а</text:span><text:span text:style-name="T10">в</text:span><text:span text:style-name="T10">к</text:span><text:span text:style-name="T10">а </text:span><text:span text:style-name="T10">п</text:span><text:span text:style-name="T10">а</text:span><text:span text:style-name="T10">к</text:span><text:span text:style-name="T10">е</text:span><text:span text:style-name="T10">т</text:span><text:span text:style-name="T10">а</text:span></text:p>
            <text:p text:style-name="P17"><text:span text:style-name="T10">ч</text:span><text:span text:style-name="T10">е</text:span><text:span text:style-name="T10">р</text:span><text:span text:style-name="T10">е</text:span><text:span text:style-name="T10">з </text:span><text:span text:style-name="T10">п</text:span><text:span text:style-name="T10">о</text:span><text:span text:style-name="T10">р</text:span><text:span text:style-name="T10">т</text:span><text:span text:style-name="T10"> </text:span><text:span text:style-name="T10">E</text:span><text:span text:style-name="T10">t</text:span><text:span text:style-name="T10">h</text:span><text:span text:style-name="T10">e</text:span><text:span text:style-name="T10">r</text:span><text:span text:style-name="T10">n</text:span><text:span text:style-name="T10">e</text:span><text:span text:style-name="T10">t</text:span></text:p>
          </draw:text-box>
        </draw:frame>
        <draw:path draw:style-name="gr12" draw:text-style-name="P14" draw:layer="layout" svg:width="0.689cm" svg:height="0.688cm" svg:x="10.802cm" svg:y="22.011cm" svg:viewBox="0 0 690 689" svg:d="M0 344c0-190 154-344 345-344 190 0 345 154 345 344 0 191-155 345-345 345-191 0-345-154-345-345z">
          <text:p/>
        </draw:path>
        <draw:path draw:style-name="gr13" draw:text-style-name="P1" draw:layer="layout" svg:width="1.251cm" svg:height="1.25cm" svg:x="10.521cm" svg:y="21.73cm" svg:viewBox="0 0 1252 1251" svg:d="M1252 626c0-345-280-626-625-626s-627 281-627 626 282 625 627 625 625-280 625-625z">
          <text:p/>
        </draw:path>
        <draw:polyline draw:style-name="gr13" draw:text-style-name="P1" draw:layer="layout" svg:width="0.009cm" svg:height="0.938cm" svg:x="11.041cm" svg:y="3.55cm" svg:viewBox="0 0 10 939" draw:points="0,0 0,499 10,499 10,939">
          <text:p/>
        </draw:polyline>
        <draw:polyline draw:style-name="gr13" draw:text-style-name="P1" draw:layer="layout" svg:width="0.195cm" svg:height="0.195cm" svg:x="10.952cm" svg:y="4.293cm" svg:viewBox="0 0 196 196" draw:points="0,0 99,196 196,0">
          <text:p/>
        </draw:polyline>
        <draw:polyline draw:style-name="gr13" draw:text-style-name="P1" draw:layer="layout" svg:width="0.01cm" svg:height="0.601cm" svg:x="11.189cm" svg:y="6.499cm" svg:viewBox="0 0 11 602" draw:points="11,0 11,502 0,502 0,602">
          <text:p/>
        </draw:polyline>
        <draw:polyline draw:style-name="gr13" draw:text-style-name="P1" draw:layer="layout" svg:width="0.194cm" svg:height="0.195cm" svg:x="11.092cm" svg:y="6.905cm" svg:viewBox="0 0 195 196" draw:points="195,0 98,196 0,0">
          <text:p/>
        </draw:polyline>
        <draw:polyline draw:style-name="gr13" draw:text-style-name="P1" draw:layer="layout" svg:width="4.151cm" svg:height="1.805cm" svg:x="12.849cm" svg:y="7.894cm" svg:viewBox="0 0 4152 1806" draw:points="0,0 4152,0 4152,1806">
          <text:p/>
        </draw:polyline>
        <draw:polyline draw:style-name="gr13" draw:text-style-name="P1" draw:layer="layout" svg:width="0.195cm" svg:height="0.194cm" svg:x="16.902cm" svg:y="9.505cm" svg:viewBox="0 0 196 195" draw:points="196,0 99,195 0,0">
          <text:p/>
        </draw:polyline>
        <draw:polyline draw:style-name="gr17" draw:text-style-name="P1" draw:layer="layout" svg:width="3.513cm" svg:height="1.859cm" svg:x="5.937cm" svg:y="7.884cm" svg:viewBox="0 0 3514 1860" draw:points="3514,0 0,0 0,1860">
          <text:p/>
        </draw:polyline>
        <draw:polyline draw:style-name="gr13" draw:text-style-name="P1" draw:layer="layout" svg:width="0.005cm" svg:height="13.031cm" svg:x="11.149cm" svg:y="8.699cm" svg:viewBox="0 0 6 13032" draw:points="0,0 0,501 6,501 6,13032">
          <text:p/>
        </draw:polyline>
        <draw:polyline draw:style-name="gr13" draw:text-style-name="P1" draw:layer="layout" svg:width="0.195cm" svg:height="0.195cm" svg:x="11.056cm" svg:y="21.535cm" svg:viewBox="0 0 196 196" draw:points="0,0 97,196 196,0">
          <text:p/>
        </draw:polyline>
        <draw:polyline draw:style-name="gr13" draw:text-style-name="P1" draw:layer="layout" svg:width="1.802cm" svg:height="8.355cm" svg:x="8.505cm" svg:y="8.594cm" svg:viewBox="0 0 1803 8356" draw:points="0,8356 1803,8356 1803,0">
          <text:p/>
        </draw:polyline>
        <draw:polyline draw:style-name="gr13" draw:text-style-name="P1" draw:layer="layout" svg:width="0.195cm" svg:height="0.195cm" svg:x="10.209cm" svg:y="8.594cm" svg:viewBox="0 0 196 196" draw:points="196,196 98,0 0,196">
          <text:p/>
        </draw:polyline>
        <draw:polyline draw:style-name="gr13" draw:text-style-name="P1" draw:layer="layout" svg:width="2.317cm" svg:height="5.165cm" svg:x="12.183cm" svg:y="8.535cm" svg:viewBox="0 0 2318 5166" draw:points="2318,5166 0,5166 0,0">
          <text:p/>
        </draw:polyline>
        <draw:polyline draw:style-name="gr13" draw:text-style-name="P1" draw:layer="layout" svg:width="0.195cm" svg:height="0.194cm" svg:x="12.086cm" svg:y="8.535cm" svg:viewBox="0 0 196 195" draw:points="0,195 98,0 196,195">
          <text:p/>
        </draw:polyline>
        <draw:frame draw:style-name="gr18" draw:text-style-name="P20" draw:layer="layout" svg:width="3.937cm" svg:height="0.669cm" svg:x="9.239cm" svg:y="5.299cm">
          <draw:text-box>
            <text:p text:style-name="P19"><text:span text:style-name="T11">И</text:span><text:span text:style-name="T11">н</text:span><text:span text:style-name="T11">и</text:span><text:span text:style-name="T11">ц</text:span><text:span text:style-name="T11">и</text:span><text:span text:style-name="T11">а</text:span><text:span text:style-name="T11">л</text:span><text:span text:style-name="T11">и</text:span><text:span text:style-name="T11">з</text:span><text:span text:style-name="T11">а</text:span><text:span text:style-name="T11">ц</text:span><text:span text:style-name="T11">и</text:span><text:span text:style-name="T11">я </text:span><text:span text:style-name="T11">д</text:span><text:span text:style-name="T11">и</text:span><text:span text:style-name="T11">с</text:span><text:span text:style-name="T11">п</text:span><text:span text:style-name="T11">л</text:span><text:span text:style-name="T11">е</text:span><text:span text:style-name="T11">я</text:span><text:span text:style-name="T11">,</text:span></text:p>
            <text:p text:style-name="P19"><text:span text:style-name="T11">в</text:span><text:span text:style-name="T11">с</text:span><text:span text:style-name="T11">е</text:span><text:span text:style-name="T11">х </text:span><text:span text:style-name="T11">и</text:span><text:span text:style-name="T11">н</text:span><text:span text:style-name="T11">т</text:span><text:span text:style-name="T11">е</text:span><text:span text:style-name="T11">р</text:span><text:span text:style-name="T11">ф</text:span><text:span text:style-name="T11">е</text:span><text:span text:style-name="T11">й</text:span><text:span text:style-name="T11">с</text:span><text:span text:style-name="T11">о</text:span><text:span text:style-name="T11">в</text:span></text:p>
          </draw:text-box>
        </draw:frame>
        <draw:frame draw:style-name="gr19" draw:text-style-name="P3" draw:layer="layout" svg:width="3.774cm" svg:height="0.374cm" svg:x="15.208cm" svg:y="9.871cm">
          <draw:text-box>
            <text:p text:style-name="P2"><text:span text:style-name="T10">П</text:span><text:span text:style-name="T10">о</text:span><text:span text:style-name="T10">л</text:span><text:span text:style-name="T10">у</text:span><text:span text:style-name="T10">ч</text:span><text:span text:style-name="T10">е</text:span><text:span text:style-name="T10">н</text:span><text:span text:style-name="T10">и</text:span><text:span text:style-name="T10">е </text:span><text:span text:style-name="T10">з</text:span><text:span text:style-name="T10">а</text:span><text:span text:style-name="T10">п</text:span><text:span text:style-name="T10">р</text:span><text:span text:style-name="T10">о</text:span><text:span text:style-name="T10">с</text:span><text:span text:style-name="T10">а </text:span><text:span text:style-name="T10">н</text:span><text:span text:style-name="T10">а </text:span><text:span text:style-name="T10">ч</text:span><text:span text:style-name="T10">т</text:span><text:span text:style-name="T10">е</text:span><text:span text:style-name="T10">н</text:span><text:span text:style-name="T10">и</text:span><text:span text:style-name="T10">е</text:span></text:p>
          </draw:text-box>
        </draw:frame>
        <draw:frame draw:style-name="gr3" draw:text-style-name="P18" draw:layer="layout" svg:width="2.771cm" svg:height="1.12cm" svg:x="4.563cm" svg:y="17.133cm">
          <draw:text-box>
            <text:p text:style-name="P17"><text:span text:style-name="T10">Отправка сообщения</text:span></text:p>
            <text:p text:style-name="P17"><text:span text:style-name="T10">об успехе</text:span></text:p>
            <text:p text:style-name="P17"><text:span text:style-name="T10">через порт Ethernet</text:span></text:p>
          </draw:text-box>
        </draw:frame>
        <draw:line draw:style-name="gr13" draw:text-style-name="P1" draw:layer="layout" svg:x1="3.905cm" svg:y1="9.744cm" svg:x2="8.096cm" svg:y2="9.744cm">
          <text:p/>
        </draw:line>
        <draw:line draw:style-name="gr13" draw:text-style-name="P1" draw:layer="layout" svg:x1="8.096cm" svg:y1="19.015cm" svg:x2="3.905cm" svg:y2="19.015cm">
          <text:p/>
        </draw:line>
        <draw:path draw:style-name="gr13" draw:text-style-name="P1" draw:layer="layout" svg:width="0.368cm" svg:height="0.54cm" svg:x="3.524cm" svg:y="9.744cm" svg:viewBox="0 0 369 541" svg:d="M369 0c-221 69-386 312-368 541">
          <text:p/>
        </draw:path>
        <draw:path draw:style-name="gr13" draw:text-style-name="P1" draw:layer="layout" svg:width="0.367cm" svg:height="0.366cm" svg:x="3.524cm" svg:y="18.648cm" svg:viewBox="0 0 368 367" svg:d="M368 367c-203 0-368-165-368-367">
          <text:p/>
        </draw:path>
        <draw:path draw:style-name="gr13" draw:text-style-name="P1" draw:layer="layout" svg:width="0.368cm" svg:height="0.54cm" svg:x="8.108cm" svg:y="9.744cm" svg:viewBox="0 0 369 541" svg:d="M0 0c221 69 385 312 368 541">
          <text:p/>
        </draw:path>
        <draw:path draw:style-name="gr13" draw:text-style-name="P1" draw:layer="layout" svg:width="0.367cm" svg:height="0.366cm" svg:x="8.109cm" svg:y="18.648cm" svg:viewBox="0 0 368 367" svg:d="M0 367c203 0 368-165 368-367">
          <text:p/>
        </draw:path>
        <draw:line draw:style-name="gr13" draw:text-style-name="P1" draw:layer="layout" svg:x1="3.526cm" svg:y1="10.205cm" svg:x2="3.524cm" svg:y2="18.634cm">
          <text:p/>
        </draw:line>
        <draw:line draw:style-name="gr13" draw:text-style-name="P1" draw:layer="layout" svg:x1="8.477cm" svg:y1="10.252cm" svg:x2="8.477cm" svg:y2="18.685cm">
          <text:p/>
        </draw:line>
        <draw:line draw:style-name="gr13" draw:text-style-name="P1" draw:layer="layout" svg:x1="3.524cm" svg:y1="10.379cm" svg:x2="8.477cm" svg:y2="10.379cm">
          <text:p/>
        </draw:line>
        <draw:frame draw:style-name="gr19" draw:text-style-name="P3" draw:layer="layout" svg:width="3.647cm" svg:height="0.374cm" svg:x="4.234cm" svg:y="9.856cm">
          <draw:text-box>
            <text:p text:style-name="P2"><text:span text:style-name="T10">П</text:span><text:span text:style-name="T10">о</text:span><text:span text:style-name="T10">л</text:span><text:span text:style-name="T10">у</text:span><text:span text:style-name="T10">ч</text:span><text:span text:style-name="T10">е</text:span><text:span text:style-name="T10">н</text:span><text:span text:style-name="T10">и</text:span><text:span text:style-name="T10">е </text:span><text:span text:style-name="T10">з</text:span><text:span text:style-name="T10">а</text:span><text:span text:style-name="T10">п</text:span><text:span text:style-name="T10">р</text:span><text:span text:style-name="T10">о</text:span><text:span text:style-name="T10">с</text:span><text:span text:style-name="T10">а </text:span><text:span text:style-name="T10">н</text:span><text:span text:style-name="T10">а </text:span><text:span text:style-name="T10">з</text:span><text:span text:style-name="T10">а</text:span><text:span text:style-name="T10">п</text:span><text:span text:style-name="T10">и</text:span><text:span text:style-name="T10">с</text:span><text:span text:style-name="T10">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SOCPEUR" svg:font-family="ISOCPEU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2cm" fo:margin-right="1cm" fo:page-width="20.997cm" fo:page-height="29.6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4T17:59:43.546273967</dc:date>
    <meta:editing-duration>PT2M7S</meta:editing-duration>
    <meta:editing-cycles>1</meta:editing-cycles>
    <meta:document-statistic meta:object-count="155"/>
    <meta:generator>LibreOffice/6.0.7.3$Linux_X86_64 LibreOffice_project/00m0$Build-3</meta:generator>
  </office:meta>
</office:document-meta>
</file>